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0">
      <style:table-cell-properties fo:background-color="#eeeeee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41" style:family="table-cell" style:parent-style-name="Default" style:data-style-name="N10">
      <style:table-cell-properties fo:background-color="#eeeeee"/>
    </style:style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2" style:family="table-cell" style:parent-style-name="Default" style:data-style-name="N1"/>
    <style:style style:name="ce50" style:family="table-cell" style:parent-style-name="Default" style:data-style-name="N11">
      <style:table-cell-properties fo:background-color="#eeeeee" style:text-align-source="fix" style:repeat-content="false"/>
      <style:paragraph-properties fo:text-align="end" fo:margin-left="0in"/>
    </style:style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031in" svg:height="5.6992in" svg:x="1.0673in" svg:y="0.2827in">
            <draw:object draw:notify-on-update-of-ranges="Sheet1.A49:Sheet1.A49 Sheet1.C49:Sheet1.N49 Sheet1.A52:Sheet1.A52 Sheet1.C52:Sheet1.N52 Sheet1.A55:Sheet1.A55 Sheet1.C55:Sheet1.N55 Sheet1.A58:Sheet1.A58 Sheet1.C58:Sheet1.N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::gentoo</text:p>
          </table:table-cell>
          <table:table-cell table:style-name="ce12"/>
          <table:table-cell table:style-name="ce22" office:value-type="string" calcext:value-type="string">
            <text:p>~/run</text:p>
          </table:table-cell>
          <table:table-cell table:style-name="ce50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15" office:value-type="float" office:value="19300" calcext:value-type="float">
            <text:p>19300</text:p>
          </table:table-cell>
          <table:table-cell table:style-name="ce22" office:value-type="string" calcext:value-type="string">
            <text:p>coverage</text:p>
          </table:table-cell>
          <table:table-cell table:style-name="ce15" office:value-type="float" office:value="14060" calcext:value-type="float">
            <text:p>14060</text:p>
          </table:table-cell>
          <table:table-cell table:style-name="ce15" office:value-type="float" office:value="17812" calcext:value-type="float">
            <text:p>17812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6" office:value-type="percentage" office:value="1" calcext:value-type="percentage">
            <text:p>100%</text:p>
          </table:table-cell>
          <table:table-cell table:style-name="ce27"/>
          <table:table-cell table:style-name="ce41" table:formula="of:=[.C38]/[.$A38]" office:value-type="percentage" office:value="0.728497409326425" calcext:value-type="percentage">
            <text:p>73%</text:p>
          </table:table-cell>
          <table:table-cell table:style-name="ce41" table:formula="of:=[.D38]/[.$A38]" office:value-type="percentage" office:value="0.922901554404145" calcext:value-type="percentage">
            <text:p>92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41]+1" office:value-type="float" office:value="2" calcext:value-type="float">
            <text:p>2</text:p>
          </table:table-cell>
          <table:table-cell table:style-name="ce35" table:formula="of:=[.D41]+1" office:value-type="float" office:value="3" calcext:value-type="float">
            <text:p>3</text:p>
          </table:table-cell>
          <table:table-cell table:style-name="ce35" table:formula="of:=[.E41]+1" office:value-type="float" office:value="4" calcext:value-type="float">
            <text:p>4</text:p>
          </table:table-cell>
          <table:table-cell table:style-name="ce35" table:formula="of:=[.F41]+1" office:value-type="float" office:value="5" calcext:value-type="float">
            <text:p>5</text:p>
          </table:table-cell>
          <table:table-cell table:style-name="ce35" table:formula="of:=[.G41]+1" office:value-type="float" office:value="6" calcext:value-type="float">
            <text:p>6</text:p>
          </table:table-cell>
          <table:table-cell table:style-name="ce35" table:formula="of:=[.H41]+1" office:value-type="float" office:value="7" calcext:value-type="float">
            <text:p>7</text:p>
          </table:table-cell>
          <table:table-cell table:style-name="ce35" table:formula="of:=[.I41]+1" office:value-type="float" office:value="8" calcext:value-type="float">
            <text:p>8</text:p>
          </table:table-cell>
          <table:table-cell table:style-name="ce35" table:formula="of:=[.J41]+1" office:value-type="float" office:value="9" calcext:value-type="float">
            <text:p>9</text:p>
          </table:table-cell>
          <table:table-cell table:style-name="ce35" table:formula="of:=[.K41]+1" office:value-type="float" office:value="10" calcext:value-type="float">
            <text:p>10</text:p>
          </table:table-cell>
          <table:table-cell table:style-name="ce35" table:formula="of:=[.L41]+1" office:value-type="float" office:value="11" calcext:value-type="float">
            <text:p>11</text:p>
          </table:table-cell>
          <table:table-cell table:style-name="ce35" table:formula="of:=[.M41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14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4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4"/>
          <table:table-cell table:style-name="ce51" table:number-columns-repeated="1010"/>
        </table:table-row>
        <table:table-row table:style-name="ro1">
          <table:table-cell table:style-name="ce10" table:formula="of:=AVERAGE([.C44:.M44])" office:value-type="float" office:value="786.048324150597" calcext:value-type="float">
            <text:p>786.05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62:.C95];&quot;&gt;0&quot;)" office:value-type="float" office:value="1250.5" calcext:value-type="float">
            <text:p>1250.5</text:p>
          </table:table-cell>
          <table:table-cell table:style-name="ce37" table:formula="of:=AVERAGEIF([.D62:.D95];&quot;&gt;0&quot;)" office:value-type="float" office:value="1370.66666666667" calcext:value-type="float">
            <text:p>1370.7</text:p>
          </table:table-cell>
          <table:table-cell table:style-name="ce37" table:formula="of:=AVERAGEIF([.E62:.E95];&quot;&gt;0&quot;)" office:value-type="float" office:value="1027.54545454545" calcext:value-type="float">
            <text:p>1027.5</text:p>
          </table:table-cell>
          <table:table-cell table:style-name="ce37" table:formula="of:=AVERAGEIF([.F62:.F95];&quot;&gt;0&quot;)" office:value-type="float" office:value="1037.44444444444" calcext:value-type="float">
            <text:p>1037.4</text:p>
          </table:table-cell>
          <table:table-cell table:style-name="ce37" table:formula="of:=AVERAGEIF([.G62:.G95];&quot;&gt;0&quot;)" office:value-type="float" office:value="537.875" calcext:value-type="float">
            <text:p>537.9</text:p>
          </table:table-cell>
          <table:table-cell table:style-name="ce37" table:formula="of:=AVERAGEIF([.H62:.H95];&quot;&gt;0&quot;)" office:value-type="float" office:value="632" calcext:value-type="float">
            <text:p>632.0</text:p>
          </table:table-cell>
          <table:table-cell table:style-name="ce37" table:formula="of:=AVERAGEIF([.I62:.I95];&quot;&gt;0&quot;)" office:value-type="float" office:value="593" calcext:value-type="float">
            <text:p>593.0</text:p>
          </table:table-cell>
          <table:table-cell table:style-name="ce37" table:formula="of:=AVERAGEIF([.J62:.J95];&quot;&gt;0&quot;)" office:value-type="float" office:value="441.5" calcext:value-type="float">
            <text:p>441.5</text:p>
          </table:table-cell>
          <table:table-cell table:style-name="ce37" table:formula="of:=AVERAGEIF([.K62:.K95];&quot;&gt;0&quot;)" office:value-type="float" office:value="654" calcext:value-type="float">
            <text:p>654.0</text:p>
          </table:table-cell>
          <table:table-cell table:style-name="ce37" table:formula="of:=AVERAGEIF([.L62:.L95];&quot;&gt;0&quot;)" office:value-type="float" office:value="580" calcext:value-type="float">
            <text:p>580.0</text:p>
          </table:table-cell>
          <table:table-cell table:style-name="ce37" table:formula="of:=AVERAGEIF([.M62:.M95];&quot;&gt;0&quot;)" office:value-type="float" office:value="522" calcext:value-type="float">
            <text:p>522.0</text:p>
          </table:table-cell>
          <table:table-cell table:style-name="ce37" table:formula="of:=AVERAGEIF([.N62:.N95];&quot;&gt;0&quot;)" office:value-type="float" office:value="551" calcext:value-type="float">
            <text:p>551.0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4:.C44])" office:value-type="float" office:value="1250.5" calcext:value-type="float">
            <text:p>1250.5</text:p>
          </table:table-cell>
          <table:table-cell table:style-name="ce37" table:formula="of:=SUM([.$C$44:.D44])" office:value-type="float" office:value="2621.16666666667" calcext:value-type="float">
            <text:p>2621.2</text:p>
          </table:table-cell>
          <table:table-cell table:style-name="ce37" table:formula="of:=SUM([.$C$44:.E44])" office:value-type="float" office:value="3648.71212121212" calcext:value-type="float">
            <text:p>3648.7</text:p>
          </table:table-cell>
          <table:table-cell table:style-name="ce37" table:formula="of:=SUM([.$C$44:.F44])" office:value-type="float" office:value="4686.15656565657" calcext:value-type="float">
            <text:p>4686.2</text:p>
          </table:table-cell>
          <table:table-cell table:style-name="ce37" table:formula="of:=SUM([.$C$44:.G44])" office:value-type="float" office:value="5224.03156565657" calcext:value-type="float">
            <text:p>5224.0</text:p>
          </table:table-cell>
          <table:table-cell table:style-name="ce37" table:formula="of:=SUM([.$C$44:.H44])" office:value-type="float" office:value="5856.03156565657" calcext:value-type="float">
            <text:p>5856.0</text:p>
          </table:table-cell>
          <table:table-cell table:style-name="ce37" table:formula="of:=SUM([.$C$44:.I44])" office:value-type="float" office:value="6449.03156565657" calcext:value-type="float">
            <text:p>6449.0</text:p>
          </table:table-cell>
          <table:table-cell table:style-name="ce37" table:formula="of:=SUM([.$C$44:.J44])" office:value-type="float" office:value="6890.53156565657" calcext:value-type="float">
            <text:p>6890.5</text:p>
          </table:table-cell>
          <table:table-cell table:style-name="ce37" table:formula="of:=SUM([.$C$44:.K44])" office:value-type="float" office:value="7544.53156565657" calcext:value-type="float">
            <text:p>7544.5</text:p>
          </table:table-cell>
          <table:table-cell table:style-name="ce37" table:formula="of:=SUM([.$C$44:.L44])" office:value-type="float" office:value="8124.53156565657" calcext:value-type="float">
            <text:p>8124.5</text:p>
          </table:table-cell>
          <table:table-cell table:style-name="ce37" table:formula="of:=SUM([.$C$44:.M44])" office:value-type="float" office:value="8646.53156565656" calcext:value-type="float">
            <text:p>8646.5</text:p>
          </table:table-cell>
          <table:table-cell table:style-name="ce37" table:formula="of:=SUM([.$C$44:.N44])" office:value-type="float" office:value="9197.53156565657" calcext:value-type="float">
            <text:p>9197.5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49]" office:value-type="float" office:value="-5249.5" calcext:value-type="float">
            <text:p>-5249.5</text:p>
          </table:table-cell>
          <table:table-cell table:style-name="ce37" table:formula="of:=[.D$45]-[.$A49]" office:value-type="float" office:value="-3878.83333333333" calcext:value-type="float">
            <text:p>-3878.8</text:p>
          </table:table-cell>
          <table:table-cell table:style-name="ce37" table:formula="of:=[.E$45]-[.$A49]" office:value-type="float" office:value="-2851.28787878788" calcext:value-type="float">
            <text:p>-2851.3</text:p>
          </table:table-cell>
          <table:table-cell table:style-name="ce37" table:formula="of:=[.F$45]-[.$A49]" office:value-type="float" office:value="-1813.84343434343" calcext:value-type="float">
            <text:p>-1813.8</text:p>
          </table:table-cell>
          <table:table-cell table:style-name="ce37" table:formula="of:=[.G$45]-[.$A49]" office:value-type="float" office:value="-1275.96843434343" calcext:value-type="float">
            <text:p>-1276.0</text:p>
          </table:table-cell>
          <table:table-cell table:style-name="ce37" table:formula="of:=[.H$45]-[.$A49]" office:value-type="float" office:value="-643.968434343435" calcext:value-type="float">
            <text:p>-644.0</text:p>
          </table:table-cell>
          <table:table-cell table:style-name="ce37" table:formula="of:=[.I$45]-[.$A49]" office:value-type="float" office:value="-50.9684343434346" calcext:value-type="float">
            <text:p>-51.0</text:p>
          </table:table-cell>
          <table:table-cell table:style-name="ce37" table:formula="of:=[.J$45]-[.$A49]" office:value-type="float" office:value="390.531565656565" calcext:value-type="float">
            <text:p>390.5</text:p>
          </table:table-cell>
          <table:table-cell table:style-name="ce37" table:formula="of:=[.K$45]-[.$A49]" office:value-type="float" office:value="1044.53156565657" calcext:value-type="float">
            <text:p>1044.5</text:p>
          </table:table-cell>
          <table:table-cell table:style-name="ce37" table:formula="of:=[.L$45]-[.$A49]" office:value-type="float" office:value="1624.53156565657" calcext:value-type="float">
            <text:p>1624.5</text:p>
          </table:table-cell>
          <table:table-cell table:style-name="ce37" table:formula="of:=[.M$45]-[.$A49]" office:value-type="float" office:value="2146.53156565657" calcext:value-type="float">
            <text:p>2146.5</text:p>
          </table:table-cell>
          <table:table-cell table:style-name="ce37" table:formula="of:=[.N$45]-[.$A49]" office:value-type="float" office:value="2697.53156565657" calcext:value-type="float">
            <text:p>2697.5</text:p>
          </table:table-cell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8]/[.C$41]" office:value-type="float" office:value="-5249.5" calcext:value-type="float">
            <text:p>-5249.5</text:p>
          </table:table-cell>
          <table:table-cell table:style-name="ce37" table:formula="of:=[.D48]/[.D$41]" office:value-type="float" office:value="-1939.41666666667" calcext:value-type="float">
            <text:p>-1939.4</text:p>
          </table:table-cell>
          <table:table-cell table:style-name="ce37" table:formula="of:=[.E48]/[.E$41]" office:value-type="float" office:value="-950.429292929293" calcext:value-type="float">
            <text:p>-950.4</text:p>
          </table:table-cell>
          <table:table-cell table:style-name="ce37" table:formula="of:=[.F48]/[.F$41]" office:value-type="float" office:value="-453.460858585859" calcext:value-type="float">
            <text:p>-453.5</text:p>
          </table:table-cell>
          <table:table-cell table:style-name="ce37" table:formula="of:=[.G48]/[.G$41]" office:value-type="float" office:value="-255.193686868687" calcext:value-type="float">
            <text:p>-255.2</text:p>
          </table:table-cell>
          <table:table-cell table:style-name="ce37" table:formula="of:=[.H48]/[.H$41]" office:value-type="float" office:value="-107.328072390572" calcext:value-type="float">
            <text:p>-107.3</text:p>
          </table:table-cell>
          <table:table-cell table:style-name="ce37" table:formula="of:=[.I48]/[.I$41]" office:value-type="float" office:value="-7.28120490620495" calcext:value-type="float">
            <text:p>-7.3</text:p>
          </table:table-cell>
          <table:table-cell table:style-name="ce42" table:formula="of:=[.J48]/[.J$41]" office:value-type="float" office:value="48.8164457070707" calcext:value-type="float">
            <text:p>48.8</text:p>
          </table:table-cell>
          <table:table-cell table:style-name="ce42" table:formula="of:=[.K48]/[.K$41]" office:value-type="float" office:value="116.059062850729" calcext:value-type="float">
            <text:p>116.1</text:p>
          </table:table-cell>
          <table:table-cell table:style-name="ce42" table:formula="of:=[.L48]/[.L$41]" office:value-type="float" office:value="162.453156565657" calcext:value-type="float">
            <text:p>162.5</text:p>
          </table:table-cell>
          <table:table-cell table:style-name="ce42" table:formula="of:=[.M48]/[.M$41]" office:value-type="float" office:value="195.139233241506" calcext:value-type="float">
            <text:p>195.1</text:p>
          </table:table-cell>
          <table:table-cell table:style-name="ce46" table:formula="of:=[.N48]/[.N$41]" office:value-type="float" office:value="224.794297138047" calcext:value-type="float">
            <text:p>224.8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2]" office:value-type="float" office:value="-3749.5" calcext:value-type="float">
            <text:p>-3749.5</text:p>
          </table:table-cell>
          <table:table-cell table:style-name="ce37" table:formula="of:=[.D$45]-[.$A52]" office:value-type="float" office:value="-2378.83333333333" calcext:value-type="float">
            <text:p>-2378.8</text:p>
          </table:table-cell>
          <table:table-cell table:style-name="ce37" table:formula="of:=[.E$45]-[.$A52]" office:value-type="float" office:value="-1351.28787878788" calcext:value-type="float">
            <text:p>-1351.3</text:p>
          </table:table-cell>
          <table:table-cell table:style-name="ce37" table:formula="of:=[.F$45]-[.$A52]" office:value-type="float" office:value="-313.843434343435" calcext:value-type="float">
            <text:p>-313.8</text:p>
          </table:table-cell>
          <table:table-cell table:style-name="ce37" table:formula="of:=[.G$45]-[.$A52]" office:value-type="float" office:value="224.031565656565" calcext:value-type="float">
            <text:p>224.0</text:p>
          </table:table-cell>
          <table:table-cell table:style-name="ce37" table:formula="of:=[.H$45]-[.$A52]" office:value-type="float" office:value="856.031565656565" calcext:value-type="float">
            <text:p>856.0</text:p>
          </table:table-cell>
          <table:table-cell table:style-name="ce37" table:formula="of:=[.I$45]-[.$A52]" office:value-type="float" office:value="1449.03156565657" calcext:value-type="float">
            <text:p>1449.0</text:p>
          </table:table-cell>
          <table:table-cell table:style-name="ce37" table:formula="of:=[.J$45]-[.$A52]" office:value-type="float" office:value="1890.53156565657" calcext:value-type="float">
            <text:p>1890.5</text:p>
          </table:table-cell>
          <table:table-cell table:style-name="ce37" table:formula="of:=[.K$45]-[.$A52]" office:value-type="float" office:value="2544.53156565657" calcext:value-type="float">
            <text:p>2544.5</text:p>
          </table:table-cell>
          <table:table-cell table:style-name="ce37" table:formula="of:=[.L$45]-[.$A52]" office:value-type="float" office:value="3124.53156565657" calcext:value-type="float">
            <text:p>3124.5</text:p>
          </table:table-cell>
          <table:table-cell table:style-name="ce37" table:formula="of:=[.M$45]-[.$A52]" office:value-type="float" office:value="3646.53156565657" calcext:value-type="float">
            <text:p>3646.5</text:p>
          </table:table-cell>
          <table:table-cell table:style-name="ce37" table:formula="of:=[.N$45]-[.$A52]" office:value-type="float" office:value="4197.53156565657" calcext:value-type="float">
            <text:p>4197.5</text:p>
          </table:table-cell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1]/[.C$41]" office:value-type="float" office:value="-3749.5" calcext:value-type="float">
            <text:p>-3749.5</text:p>
          </table:table-cell>
          <table:table-cell table:style-name="ce37" table:formula="of:=[.D51]/[.D$41]" office:value-type="float" office:value="-1189.41666666667" calcext:value-type="float">
            <text:p>-1189.4</text:p>
          </table:table-cell>
          <table:table-cell table:style-name="ce37" table:formula="of:=[.E51]/[.E$41]" office:value-type="float" office:value="-450.429292929293" calcext:value-type="float">
            <text:p>-450.4</text:p>
          </table:table-cell>
          <table:table-cell table:style-name="ce37" table:formula="of:=[.F51]/[.F$41]" office:value-type="float" office:value="-78.4608585858587" calcext:value-type="float">
            <text:p>-78.5</text:p>
          </table:table-cell>
          <table:table-cell table:style-name="ce37" table:formula="of:=[.G51]/[.G$41]" office:value-type="float" office:value="44.8063131313131" calcext:value-type="float">
            <text:p>44.8</text:p>
          </table:table-cell>
          <table:table-cell table:style-name="ce37" table:formula="of:=[.H51]/[.H$41]" office:value-type="float" office:value="142.671927609428" calcext:value-type="float">
            <text:p>142.7</text:p>
          </table:table-cell>
          <table:table-cell table:style-name="ce42" table:formula="of:=[.I51]/[.I$41]" office:value-type="float" office:value="207.004509379509" calcext:value-type="float">
            <text:p>207.0</text:p>
          </table:table-cell>
          <table:table-cell table:style-name="ce42" table:formula="of:=[.J51]/[.J$41]" office:value-type="float" office:value="236.316445707071" calcext:value-type="float">
            <text:p>236.3</text:p>
          </table:table-cell>
          <table:table-cell table:style-name="ce42" table:formula="of:=[.K51]/[.K$41]" office:value-type="float" office:value="282.725729517396" calcext:value-type="float">
            <text:p>282.7</text:p>
          </table:table-cell>
          <table:table-cell table:style-name="ce42" table:formula="of:=[.L51]/[.L$41]" office:value-type="float" office:value="312.453156565657" calcext:value-type="float">
            <text:p>312.5</text:p>
          </table:table-cell>
          <table:table-cell table:style-name="ce42" table:formula="of:=[.M51]/[.M$41]" office:value-type="float" office:value="331.502869605142" calcext:value-type="float">
            <text:p>331.5</text:p>
          </table:table-cell>
          <table:table-cell table:style-name="ce46" table:formula="of:=[.N51]/[.N$41]" office:value-type="float" office:value="349.794297138047" calcext:value-type="float">
            <text:p>349.8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5]" office:value-type="float" office:value="-2249.5" calcext:value-type="float">
            <text:p>-2249.5</text:p>
          </table:table-cell>
          <table:table-cell table:style-name="ce37" table:formula="of:=[.D$45]-[.$A55]" office:value-type="float" office:value="-878.833333333333" calcext:value-type="float">
            <text:p>-878.8</text:p>
          </table:table-cell>
          <table:table-cell table:style-name="ce37" table:formula="of:=[.E$45]-[.$A55]" office:value-type="float" office:value="148.712121212121" calcext:value-type="float">
            <text:p>148.7</text:p>
          </table:table-cell>
          <table:table-cell table:style-name="ce37" table:formula="of:=[.F$45]-[.$A55]" office:value-type="float" office:value="1186.15656565657" calcext:value-type="float">
            <text:p>1186.2</text:p>
          </table:table-cell>
          <table:table-cell table:style-name="ce37" table:formula="of:=[.G$45]-[.$A55]" office:value-type="float" office:value="1724.03156565657" calcext:value-type="float">
            <text:p>1724.0</text:p>
          </table:table-cell>
          <table:table-cell table:style-name="ce37" table:formula="of:=[.H$45]-[.$A55]" office:value-type="float" office:value="2356.03156565657" calcext:value-type="float">
            <text:p>2356.0</text:p>
          </table:table-cell>
          <table:table-cell table:style-name="ce37" table:formula="of:=[.I$45]-[.$A55]" office:value-type="float" office:value="2949.03156565657" calcext:value-type="float">
            <text:p>2949.0</text:p>
          </table:table-cell>
          <table:table-cell table:style-name="ce37" table:formula="of:=[.J$45]-[.$A55]" office:value-type="float" office:value="3390.53156565657" calcext:value-type="float">
            <text:p>3390.5</text:p>
          </table:table-cell>
          <table:table-cell table:style-name="ce37" table:formula="of:=[.K$45]-[.$A55]" office:value-type="float" office:value="4044.53156565657" calcext:value-type="float">
            <text:p>4044.5</text:p>
          </table:table-cell>
          <table:table-cell table:style-name="ce37" table:formula="of:=[.L$45]-[.$A55]" office:value-type="float" office:value="4624.53156565657" calcext:value-type="float">
            <text:p>4624.5</text:p>
          </table:table-cell>
          <table:table-cell table:style-name="ce37" table:formula="of:=[.M$45]-[.$A55]" office:value-type="float" office:value="5146.53156565657" calcext:value-type="float">
            <text:p>5146.5</text:p>
          </table:table-cell>
          <table:table-cell table:style-name="ce37" table:formula="of:=[.N$45]-[.$A55]" office:value-type="float" office:value="5697.53156565657" calcext:value-type="float">
            <text:p>5697.5</text:p>
          </table:table-cell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4]/[.C$41]" office:value-type="float" office:value="-2249.5" calcext:value-type="float">
            <text:p>-2249.5</text:p>
          </table:table-cell>
          <table:table-cell table:style-name="ce37" table:formula="of:=[.D54]/[.D$41]" office:value-type="float" office:value="-439.416666666667" calcext:value-type="float">
            <text:p>-439.4</text:p>
          </table:table-cell>
          <table:table-cell table:style-name="ce37" table:formula="of:=[.E54]/[.E$41]" office:value-type="float" office:value="49.570707070707" calcext:value-type="float">
            <text:p>49.6</text:p>
          </table:table-cell>
          <table:table-cell table:style-name="ce42" table:formula="of:=[.F54]/[.F$41]" office:value-type="float" office:value="296.539141414141" calcext:value-type="float">
            <text:p>296.5</text:p>
          </table:table-cell>
          <table:table-cell table:style-name="ce42" table:formula="of:=[.G54]/[.G$41]" office:value-type="float" office:value="344.806313131313" calcext:value-type="float">
            <text:p>344.8</text:p>
          </table:table-cell>
          <table:table-cell table:style-name="ce42" table:formula="of:=[.H54]/[.H$41]" office:value-type="float" office:value="392.671927609428" calcext:value-type="float">
            <text:p>392.7</text:p>
          </table:table-cell>
          <table:table-cell table:style-name="ce42" table:formula="of:=[.I54]/[.I$41]" office:value-type="float" office:value="421.290223665224" calcext:value-type="float">
            <text:p>421.3</text:p>
          </table:table-cell>
          <table:table-cell table:style-name="ce42" table:formula="of:=[.J54]/[.J$41]" office:value-type="float" office:value="423.816445707071" calcext:value-type="float">
            <text:p>423.8</text:p>
          </table:table-cell>
          <table:table-cell table:style-name="ce46" table:formula="of:=[.K54]/[.K$41]" office:value-type="float" office:value="449.392396184063" calcext:value-type="float">
            <text:p>449.4</text:p>
          </table:table-cell>
          <table:table-cell table:style-name="ce42" table:formula="of:=[.L54]/[.L$41]" office:value-type="float" office:value="462.453156565657" calcext:value-type="float">
            <text:p>462.5</text:p>
          </table:table-cell>
          <table:table-cell table:style-name="ce42" table:formula="of:=[.M54]/[.M$41]" office:value-type="float" office:value="467.866505968779" calcext:value-type="float">
            <text:p>467.9</text:p>
          </table:table-cell>
          <table:table-cell table:style-name="ce42" table:formula="of:=[.N54]/[.N$41]" office:value-type="float" office:value="474.794297138047" calcext:value-type="float">
            <text:p>474.8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5]-[.$A58]" office:value-type="float" office:value="-749.5" calcext:value-type="float">
            <text:p>-749.5</text:p>
          </table:table-cell>
          <table:table-cell table:style-name="ce37" table:formula="of:=[.D$45]-[.$A58]" office:value-type="float" office:value="621.166666666667" calcext:value-type="float">
            <text:p>621.2</text:p>
          </table:table-cell>
          <table:table-cell table:style-name="ce37" table:formula="of:=[.E$45]-[.$A58]" office:value-type="float" office:value="1648.71212121212" calcext:value-type="float">
            <text:p>1648.7</text:p>
          </table:table-cell>
          <table:table-cell table:style-name="ce37" table:formula="of:=[.F$45]-[.$A58]" office:value-type="float" office:value="2686.15656565657" calcext:value-type="float">
            <text:p>2686.2</text:p>
          </table:table-cell>
          <table:table-cell table:style-name="ce37" table:formula="of:=[.G$45]-[.$A58]" office:value-type="float" office:value="3224.03156565657" calcext:value-type="float">
            <text:p>3224.0</text:p>
          </table:table-cell>
          <table:table-cell table:style-name="ce37" table:formula="of:=[.H$45]-[.$A58]" office:value-type="float" office:value="3856.03156565657" calcext:value-type="float">
            <text:p>3856.0</text:p>
          </table:table-cell>
          <table:table-cell table:style-name="ce37" table:formula="of:=[.I$45]-[.$A58]" office:value-type="float" office:value="4449.03156565657" calcext:value-type="float">
            <text:p>4449.0</text:p>
          </table:table-cell>
          <table:table-cell table:style-name="ce37" table:formula="of:=[.J$45]-[.$A58]" office:value-type="float" office:value="4890.53156565657" calcext:value-type="float">
            <text:p>4890.5</text:p>
          </table:table-cell>
          <table:table-cell table:style-name="ce37" table:formula="of:=[.K$45]-[.$A58]" office:value-type="float" office:value="5544.53156565657" calcext:value-type="float">
            <text:p>5544.5</text:p>
          </table:table-cell>
          <table:table-cell table:style-name="ce37" table:formula="of:=[.L$45]-[.$A58]" office:value-type="float" office:value="6124.53156565657" calcext:value-type="float">
            <text:p>6124.5</text:p>
          </table:table-cell>
          <table:table-cell table:style-name="ce37" table:formula="of:=[.M$45]-[.$A58]" office:value-type="float" office:value="6646.53156565657" calcext:value-type="float">
            <text:p>6646.5</text:p>
          </table:table-cell>
          <table:table-cell table:style-name="ce37" table:formula="of:=[.N$45]-[.$A58]" office:value-type="float" office:value="7197.53156565657" calcext:value-type="float">
            <text:p>7197.5</text:p>
          </table:table-cell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7]/[.C$41]" office:value-type="float" office:value="-749.5" calcext:value-type="float">
            <text:p>-749.5</text:p>
          </table:table-cell>
          <table:table-cell table:style-name="ce37" table:formula="of:=[.D57]/[.D$41]" office:value-type="float" office:value="310.583333333333" calcext:value-type="float">
            <text:p>310.6</text:p>
          </table:table-cell>
          <table:table-cell table:style-name="ce42" table:formula="of:=[.E57]/[.E$41]" office:value-type="float" office:value="549.570707070707" calcext:value-type="float">
            <text:p>549.6</text:p>
          </table:table-cell>
          <table:table-cell table:style-name="ce46" table:formula="of:=[.F57]/[.F$41]" office:value-type="float" office:value="671.539141414141" calcext:value-type="float">
            <text:p>671.5</text:p>
          </table:table-cell>
          <table:table-cell table:style-name="ce42" table:formula="of:=[.G57]/[.G$41]" office:value-type="float" office:value="644.806313131313" calcext:value-type="float">
            <text:p>644.8</text:p>
          </table:table-cell>
          <table:table-cell table:style-name="ce42" table:formula="of:=[.H57]/[.H$41]" office:value-type="float" office:value="642.671927609428" calcext:value-type="float">
            <text:p>642.7</text:p>
          </table:table-cell>
          <table:table-cell table:style-name="ce42" table:formula="of:=[.I57]/[.I$41]" office:value-type="float" office:value="635.575937950938" calcext:value-type="float">
            <text:p>635.6</text:p>
          </table:table-cell>
          <table:table-cell table:style-name="ce42" table:formula="of:=[.J57]/[.J$41]" office:value-type="float" office:value="611.316445707071" calcext:value-type="float">
            <text:p>611.3</text:p>
          </table:table-cell>
          <table:table-cell table:style-name="ce42" table:formula="of:=[.K57]/[.K$41]" office:value-type="float" office:value="616.059062850729" calcext:value-type="float">
            <text:p>616.1</text:p>
          </table:table-cell>
          <table:table-cell table:style-name="ce42" table:formula="of:=[.L57]/[.L$41]" office:value-type="float" office:value="612.453156565657" calcext:value-type="float">
            <text:p>612.5</text:p>
          </table:table-cell>
          <table:table-cell table:style-name="ce42" table:formula="of:=[.M57]/[.M$41]" office:value-type="float" office:value="604.230142332415" calcext:value-type="float">
            <text:p>604.2</text:p>
          </table:table-cell>
          <table:table-cell table:style-name="ce42" table:formula="of:=[.N57]/[.N$41]" office:value-type="float" office:value="599.794297138047" calcext:value-type="float">
            <text:p>599.8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55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9" table:style-name="ce14" office:value-type="string" calcext:value-type="string">
            <text:p>raw data: emerges per image per day</text:p>
          </table:covered-table-cell>
          <table:covered-table-cell table:style-name="ce56" office:value-type="string" calcext:value-type="string">
            <text:p>raw data: emerges per image per day</text:p>
          </table:covered-table-cell>
          <table:covered-table-cell table:number-columns-repeated="2" table:style-name="ce14" office:value-type="string" calcext:value-type="string">
            <text:p>raw data: emerges per image per day</text:p>
          </table:covered-table-cell>
          <table:table-cell table:style-name="ce14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2" table:number-columns-repeated="8"/>
          <table:table-cell table:style-name="ce57"/>
          <table:table-cell table:style-name="ce2" table:number-columns-repeated="2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hardened-j3-20210621-211744</text:p>
          </table:table-cell>
          <table:table-cell office:value-type="float" office:value="1718" calcext:value-type="float">
            <text:p>1718</text:p>
          </table:table-cell>
          <table:table-cell office:value-type="float" office:value="1323" calcext:value-type="float">
            <text:p>1323</text:p>
          </table:table-cell>
          <table:table-cell office:value-type="float" office:value="1403" calcext:value-type="float">
            <text:p>1403</text:p>
          </table:table-cell>
          <table:table-cell office:value-type="float" office:value="1030" calcext:value-type="float">
            <text:p>1030</text:p>
          </table:table-cell>
          <table:table-cell office:value-type="float" office:value="939" calcext:value-type="float">
            <text:p>939</text:p>
          </table:table-cell>
          <table:table-cell office:value-type="float" office:value="871" calcext:value-type="float">
            <text:p>871</text:p>
          </table:table-cell>
          <table:table-cell office:value-type="float" office:value="798" calcext:value-type="float">
            <text:p>798</text:p>
          </table:table-cell>
          <table:table-cell office:value-type="float" office:value="770" calcext:value-type="float">
            <text:p>770</text:p>
          </table:table-cell>
          <table:table-cell table:style-name="ce62" office:value-type="float" office:value="654" calcext:value-type="float">
            <text:p>654</text:p>
          </table:table-cell>
          <table:table-cell office:value-type="float" office:value="580" calcext:value-type="float">
            <text:p>580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veloper-j3_abi32+64_test-20210627-122138</text:p>
          </table:table-cell>
          <table:table-cell office:value-type="float" office:value="438" calcext:value-type="float">
            <text:p>438</text:p>
          </table:table-cell>
          <table:table-cell office:value-type="float" office:value="986" calcext:value-type="float">
            <text:p>986</text:p>
          </table:table-cell>
          <table:table-cell office:value-type="float" office:value="651" calcext:value-type="float">
            <text:p>651</text:p>
          </table:table-cell>
          <table:table-cell office:value-type="float" office:value="794" calcext:value-type="float">
            <text:p>794</text:p>
          </table:table-cell>
          <table:table-cell office:value-type="float" office:value="772" calcext:value-type="float">
            <text:p>772</text:p>
          </table:table-cell>
          <table:table-cell office:value-type="float" office:value="628" calcext:value-type="float">
            <text:p>628</text:p>
          </table:table-cell>
          <table:table-cell office:value-type="float" office:value="705" calcext:value-type="float">
            <text:p>705</text:p>
          </table:table-cell>
          <table:table-cell office:value-type="float" office:value="113" calcext:value-type="float">
            <text:p>113</text:p>
          </table:table-cell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systemd-j3-20210628-090704</text:p>
          </table:table-cell>
          <table:table-cell office:value-type="float" office:value="1404" calcext:value-type="float">
            <text:p>1404</text:p>
          </table:table-cell>
          <table:table-cell office:value-type="float" office:value="1631" calcext:value-type="float">
            <text:p>1631</text:p>
          </table:table-cell>
          <table:table-cell office:value-type="float" office:value="958" calcext:value-type="float">
            <text:p>958</text:p>
          </table:table-cell>
          <table:table-cell office:value-type="float" office:value="1012" calcext:value-type="float">
            <text:p>1012</text:p>
          </table:table-cell>
          <table:table-cell office:value-type="float" office:value="916" calcext:value-type="float">
            <text:p>916</text:p>
          </table:table-cell>
          <table:table-cell office:value-type="float" office:value="785" calcext:value-type="float">
            <text:p>785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plasma_systemd-j3-20210629-092836</text:p>
          </table:table-cell>
          <table:table-cell office:value-type="float" office:value="1159" calcext:value-type="float">
            <text:p>1159</text:p>
          </table:table-cell>
          <table:table-cell office:value-type="float" office:value="1422" calcext:value-type="float">
            <text:p>1422</text:p>
          </table:table-cell>
          <table:table-cell office:value-type="float" office:value="1112" calcext:value-type="float">
            <text:p>1112</text:p>
          </table:table-cell>
          <table:table-cell office:value-type="float" office:value="1058" calcext:value-type="float">
            <text:p>1058</text:p>
          </table:table-cell>
          <table:table-cell office:value-type="float" office:value="915" calcext:value-type="float">
            <text:p>91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no_multilib-j3-20210630-090945</text:p>
          </table:table-cell>
          <table:table-cell office:value-type="float" office:value="1498" calcext:value-type="float">
            <text:p>1498</text:p>
          </table:table-cell>
          <table:table-cell office:value-type="float" office:value="1340" calcext:value-type="float">
            <text:p>1340</text:p>
          </table:table-cell>
          <table:table-cell office:value-type="float" office:value="1207" calcext:value-type="float">
            <text:p>1207</text:p>
          </table:table-cell>
          <table:table-cell office:value-type="float" office:value="1145" calcext:value-type="float">
            <text:p>1145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systemd-j3-20210630-093130</text:p>
          </table:table-cell>
          <table:table-cell office:value-type="float" office:value="1427" calcext:value-type="float">
            <text:p>1427</text:p>
          </table:table-cell>
          <table:table-cell office:value-type="float" office:value="1455" calcext:value-type="float">
            <text:p>1455</text:p>
          </table:table-cell>
          <table:table-cell office:value-type="float" office:value="1042" calcext:value-type="float">
            <text:p>1042</text:p>
          </table:table-cell>
          <table:table-cell office:value-type="float" office:value="1087" calcext:value-type="float">
            <text:p>1087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plasma-j3-20210630-101334</text:p>
          </table:table-cell>
          <table:table-cell office:value-type="float" office:value="943" calcext:value-type="float">
            <text:p>943</text:p>
          </table:table-cell>
          <table:table-cell office:value-type="float" office:value="1319" calcext:value-type="float">
            <text:p>1319</text:p>
          </table:table-cell>
          <table:table-cell office:value-type="float" office:value="1267" calcext:value-type="float">
            <text:p>1267</text:p>
          </table:table-cell>
          <table:table-cell office:value-type="float" office:value="1201" calcext:value-type="float">
            <text:p>1201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gnome_systemd-j3-20210630-135022</text:p>
          </table:table-cell>
          <table:table-cell office:value-type="float" office:value="1024" calcext:value-type="float">
            <text:p>1024</text:p>
          </table:table-cell>
          <table:table-cell office:value-type="float" office:value="1108" calcext:value-type="float">
            <text:p>1108</text:p>
          </table:table-cell>
          <table:table-cell office:value-type="float" office:value="1100" calcext:value-type="float">
            <text:p>1100</text:p>
          </table:table-cell>
          <table:table-cell office:value-type="float" office:value="943" calcext:value-type="float">
            <text:p>94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no_multilib_hardened-j3-20210630-215421</text:p>
          </table:table-cell>
          <table:table-cell office:value-type="float" office:value="1876" calcext:value-type="float">
            <text:p>1876</text:p>
          </table:table-cell>
          <table:table-cell office:value-type="float" office:value="1653" calcext:value-type="float">
            <text:p>1653</text:p>
          </table:table-cell>
          <table:table-cell office:value-type="float" office:value="1270" calcext:value-type="float">
            <text:p>1270</text:p>
          </table:table-cell>
          <table:table-cell office:value-type="float" office:value="1067" calcext:value-type="float">
            <text:p>1067</text:p>
          </table:table-cell>
          <table:table-cell table:number-columns-repeated="4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-j3-20210701-220004</text:p>
          </table:table-cell>
          <table:table-cell office:value-type="float" office:value="679" calcext:value-type="float">
            <text:p>679</text:p>
          </table:table-cell>
          <table:table-cell office:value-type="float" office:value="1161" calcext:value-type="float">
            <text:p>1161</text:p>
          </table:table-cell>
          <table:table-cell office:value-type="float" office:value="926" calcext:value-type="float">
            <text:p>926</text:p>
          </table:table-cell>
          <table:table-cell table:number-columns-repeated="5"/>
          <table:table-cell table:style-name="ce5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-j3-20210702-091244</text:p>
          </table:table-cell>
          <table:table-cell office:value-type="float" office:value="1420" calcext:value-type="float">
            <text:p>1420</text:p>
          </table:table-cell>
          <table:table-cell office:value-type="float" office:value="1525" calcext:value-type="float">
            <text:p>1525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-j3-20210702-091244</text:p>
          </table:table-cell>
          <table:table-cell office:value-type="float" office:value="1420" calcext:value-type="float">
            <text:p>1420</text:p>
          </table:table-cell>
          <table:table-cell office:value-type="float" office:value="1525" calcext:value-type="float">
            <text:p>1525</text:p>
          </table:table-cell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6:13:29.597935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04T16:21:05.503337787</dc:date>
    <dc:creator>Toralf Förster</dc:creator>
    <meta:editing-duration>PT18H59M40S</meta:editing-duration>
    <meta:editing-cycles>110</meta:editing-cycles>
    <meta:generator>LibreOffice/7.1.3.2$Linux_X86_64 LibreOffice_project/10$Build-2</meta:generator>
    <meta:document-statistic meta:table-count="1" meta:cell-count="2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4.477cm" xlink:href=".." xlink:type="simple" chart:class="chart:line" chart:style-name="ch1">
        <chart:title svg:x="6.697cm" svg:y="0.424cm" chart:style-name="ch2">
          <text:p>emerges per day wrt dependency overhead
</text:p>
        </chart:title>
        <chart:legend chart:legend-position="end" svg:x="20.022cm" svg:y="6.192cm" style:legend-expansion="high" chart:style-name="ch3"/>
        <chart:plot-area chart:style-name="ch4" table:cell-range-address="Sheet1.A49:Sheet1.A49 Sheet1.C49:Sheet1.N49 Sheet1.A52:Sheet1.A52 Sheet1.C52:Sheet1.N52 Sheet1.A55:Sheet1.A55 Sheet1.C55:Sheet1.N55 Sheet1.A58:Sheet1.A58 Sheet1.C58:Sheet1.N58" chart:data-source-has-labels="column" svg:x="0.774cm" svg:y="1.546cm" svg:width="18.588cm" svg:height="12.694cm">
          <chart:coordinate-region svg:x="2.163cm" svg:y="1.745cm" svg:width="17.012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9:Sheet1.N49" chart:label-cell-address="Sheet1.A49:Sheet1.A49" chart:class="chart:line">
            <chart:data-point chart:repeated="12"/>
          </chart:series>
          <chart:series chart:style-name="ch10" chart:values-cell-range-address="Sheet1.C52:Sheet1.N52" chart:label-cell-address="Sheet1.A52:Sheet1.A52" chart:class="chart:line">
            <chart:data-point chart:repeated="12"/>
          </chart:series>
          <chart:series chart:style-name="ch11" chart:values-cell-range-address="Sheet1.C55:Sheet1.N55" chart:label-cell-address="Sheet1.A55:Sheet1.A55" chart:class="chart:line">
            <chart:data-point chart:repeated="12"/>
          </chart:series>
          <chart:series chart:style-name="ch12" chart:values-cell-range-address="Sheet1.C58:Sheet1.N58" chart:label-cell-address="Sheet1.A58:Sheet1.A5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49:Sheet1.A49</svg:desc>
                </draw:g>
              </table:table-cell>
              <table:table-cell office:value-type="float" office:value="-5249.5">
                <text:p>-5249.5</text:p>
                <draw:g>
                  <svg:desc>Sheet1.C49:Sheet1.N49</svg:desc>
                </draw:g>
              </table:table-cell>
              <table:table-cell office:value-type="float" office:value="-1939.41666666667">
                <text:p>-1939.41666666667</text:p>
              </table:table-cell>
              <table:table-cell office:value-type="float" office:value="-950.429292929293">
                <text:p>-950.429292929293</text:p>
              </table:table-cell>
              <table:table-cell office:value-type="float" office:value="-453.460858585859">
                <text:p>-453.460858585859</text:p>
              </table:table-cell>
              <table:table-cell office:value-type="float" office:value="-255.193686868687">
                <text:p>-255.193686868687</text:p>
              </table:table-cell>
              <table:table-cell office:value-type="float" office:value="-107.328072390572">
                <text:p>-107.328072390572</text:p>
              </table:table-cell>
              <table:table-cell office:value-type="float" office:value="-7.28120490620495">
                <text:p>-7.28120490620495</text:p>
              </table:table-cell>
              <table:table-cell office:value-type="float" office:value="48.8164457070707">
                <text:p>48.8164457070707</text:p>
              </table:table-cell>
              <table:table-cell office:value-type="float" office:value="116.059062850729">
                <text:p>116.059062850729</text:p>
              </table:table-cell>
              <table:table-cell office:value-type="float" office:value="162.453156565657">
                <text:p>162.453156565657</text:p>
              </table:table-cell>
              <table:table-cell office:value-type="float" office:value="195.139233241506">
                <text:p>195.139233241506</text:p>
              </table:table-cell>
              <table:table-cell office:value-type="float" office:value="224.794297138047">
                <text:p>224.794297138047</text:p>
              </table:table-cell>
            </table:table-row>
            <table:table-row>
              <table:table-cell office:value-type="string">
                <text:p>5000</text:p>
                <draw:g>
                  <svg:desc>Sheet1.A52:Sheet1.A52</svg:desc>
                </draw:g>
              </table:table-cell>
              <table:table-cell office:value-type="float" office:value="-3749.5">
                <text:p>-3749.5</text:p>
                <draw:g>
                  <svg:desc>Sheet1.C52:Sheet1.N52</svg:desc>
                </draw:g>
              </table:table-cell>
              <table:table-cell office:value-type="float" office:value="-1189.41666666667">
                <text:p>-1189.41666666667</text:p>
              </table:table-cell>
              <table:table-cell office:value-type="float" office:value="-450.429292929293">
                <text:p>-450.429292929293</text:p>
              </table:table-cell>
              <table:table-cell office:value-type="float" office:value="-78.4608585858587">
                <text:p>-78.4608585858587</text:p>
              </table:table-cell>
              <table:table-cell office:value-type="float" office:value="44.8063131313131">
                <text:p>44.8063131313131</text:p>
              </table:table-cell>
              <table:table-cell office:value-type="float" office:value="142.671927609428">
                <text:p>142.671927609428</text:p>
              </table:table-cell>
              <table:table-cell office:value-type="float" office:value="207.004509379509">
                <text:p>207.004509379509</text:p>
              </table:table-cell>
              <table:table-cell office:value-type="float" office:value="236.316445707071">
                <text:p>236.316445707071</text:p>
              </table:table-cell>
              <table:table-cell office:value-type="float" office:value="282.725729517396">
                <text:p>282.725729517396</text:p>
              </table:table-cell>
              <table:table-cell office:value-type="float" office:value="312.453156565657">
                <text:p>312.453156565657</text:p>
              </table:table-cell>
              <table:table-cell office:value-type="float" office:value="331.502869605142">
                <text:p>331.502869605142</text:p>
              </table:table-cell>
              <table:table-cell office:value-type="float" office:value="349.794297138047">
                <text:p>349.794297138047</text:p>
              </table:table-cell>
            </table:table-row>
            <table:table-row>
              <table:table-cell office:value-type="string">
                <text:p>3500</text:p>
                <draw:g>
                  <svg:desc>Sheet1.A55:Sheet1.A55</svg:desc>
                </draw:g>
              </table:table-cell>
              <table:table-cell office:value-type="float" office:value="-2249.5">
                <text:p>-2249.5</text:p>
                <draw:g>
                  <svg:desc>Sheet1.C55:Sheet1.N55</svg:desc>
                </draw:g>
              </table:table-cell>
              <table:table-cell office:value-type="float" office:value="-439.416666666667">
                <text:p>-439.416666666667</text:p>
              </table:table-cell>
              <table:table-cell office:value-type="float" office:value="49.570707070707">
                <text:p>49.570707070707</text:p>
              </table:table-cell>
              <table:table-cell office:value-type="float" office:value="296.539141414141">
                <text:p>296.539141414141</text:p>
              </table:table-cell>
              <table:table-cell office:value-type="float" office:value="344.806313131313">
                <text:p>344.806313131313</text:p>
              </table:table-cell>
              <table:table-cell office:value-type="float" office:value="392.671927609428">
                <text:p>392.671927609428</text:p>
              </table:table-cell>
              <table:table-cell office:value-type="float" office:value="421.290223665224">
                <text:p>421.290223665224</text:p>
              </table:table-cell>
              <table:table-cell office:value-type="float" office:value="423.816445707071">
                <text:p>423.816445707071</text:p>
              </table:table-cell>
              <table:table-cell office:value-type="float" office:value="449.392396184063">
                <text:p>449.392396184063</text:p>
              </table:table-cell>
              <table:table-cell office:value-type="float" office:value="462.453156565657">
                <text:p>462.453156565657</text:p>
              </table:table-cell>
              <table:table-cell office:value-type="float" office:value="467.866505968779">
                <text:p>467.866505968779</text:p>
              </table:table-cell>
              <table:table-cell office:value-type="float" office:value="474.794297138047">
                <text:p>474.794297138047</text:p>
              </table:table-cell>
            </table:table-row>
            <table:table-row>
              <table:table-cell office:value-type="string">
                <text:p>2000</text:p>
                <draw:g>
                  <svg:desc>Sheet1.A58:Sheet1.A58</svg:desc>
                </draw:g>
              </table:table-cell>
              <table:table-cell office:value-type="float" office:value="-749.5">
                <text:p>-749.5</text:p>
                <draw:g>
                  <svg:desc>Sheet1.C58:Sheet1.N58</svg:desc>
                </draw:g>
              </table:table-cell>
              <table:table-cell office:value-type="float" office:value="310.583333333333">
                <text:p>310.583333333333</text:p>
              </table:table-cell>
              <table:table-cell office:value-type="float" office:value="549.570707070707">
                <text:p>549.570707070707</text:p>
              </table:table-cell>
              <table:table-cell office:value-type="float" office:value="671.539141414141">
                <text:p>671.539141414141</text:p>
              </table:table-cell>
              <table:table-cell office:value-type="float" office:value="644.806313131313">
                <text:p>644.806313131313</text:p>
              </table:table-cell>
              <table:table-cell office:value-type="float" office:value="642.671927609428">
                <text:p>642.671927609428</text:p>
              </table:table-cell>
              <table:table-cell office:value-type="float" office:value="635.575937950938">
                <text:p>635.575937950938</text:p>
              </table:table-cell>
              <table:table-cell office:value-type="float" office:value="611.316445707071">
                <text:p>611.316445707071</text:p>
              </table:table-cell>
              <table:table-cell office:value-type="float" office:value="616.059062850729">
                <text:p>616.059062850729</text:p>
              </table:table-cell>
              <table:table-cell office:value-type="float" office:value="612.453156565657">
                <text:p>612.453156565657</text:p>
              </table:table-cell>
              <table:table-cell office:value-type="float" office:value="604.230142332415">
                <text:p>604.230142332415</text:p>
              </table:table-cell>
              <table:table-cell office:value-type="float" office:value="599.794297138047">
                <text:p>599.794297138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